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9A000001C754529F5E01A39A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ext_20_body">
      <style:text-properties officeooo:paragraph-rsid="01445fe6"/>
    </style:style>
    <style:style style:name="P8" style:family="paragraph" style:parent-style-name="_5f_Heading.2">
      <style:text-properties officeooo:rsid="01445fe6" officeooo:paragraph-rsid="01445fe6"/>
    </style:style>
    <style:style style:name="P9" style:family="paragraph" style:parent-style-name="_5f_Heading.2" style:master-page-name="">
      <style:paragraph-properties style:page-number="auto" fo:break-before="auto" fo:break-after="auto"/>
      <style:text-properties officeooo:rsid="01445fe6" officeooo:paragraph-rsid="01445fe6"/>
    </style:style>
    <style:style style:name="P10" style:family="paragraph" style:parent-style-name="Text_20_body">
      <style:text-properties officeooo:paragraph-rsid="01445fe6"/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1454e03"/>
    </style:style>
    <style:style style:name="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h text:style-name="P9" text:outline-level="2">tau4.robotix</text:h>
      <text:p text:style-name="P7"/>
      <text:h text:style-name="P8" text:outline-level="2">tau4.robotix.mbus – <text:span text:style-name="T5">Systemweite Kommunikation</text:span></text:h>
      <text:p text:style-name="P7"/>
      <text:h text:style-name="_5f_Heading.2" text:outline-level="2">tau4.robotix.rover – <text:span text:style-name="T5">Mobile Robotik</text:span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0"><draw:image xlink:href="Pictures/100000000000079A000001C754529F5E01A39A3C.png" xlink:type="simple" xlink:show="embed" xlink:actuate="onLoad" loext:mime-type="image/png"/></draw:frame><text:chapter text:display="number" text:outline-level="1">1.1</text:chapter><text:tab/><text:chapter text:display="name" text:outline-level="1">tau4.robotix</text:chapter></text:p>
      </style:header>
      <style:footer>
        <text:p text:style-name="_5f_FooterTextLine.PathName">File: <text:file-name text:display="name-and-extension">_tau4robotix.odt</text:file-name><text:s/><text:span text:style-name="MT1">| </text:span>Ver. <text:span text:style-name="MT2"><text:modification-date style:data-style-name="N10107">2017-11-01.1238</text:modification-date></text:span></text:p>
        <text:p text:style-name="_5f_FooterTextLine.PageNumber"><text:page-number text:select-page="current">1</text:page-number><text:s/>/ <text:page-count>1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D.X/Projects/tau4/swr/py3/dox/_tau4robotix.odt</text:file-name></text:span><text:span text:style-name="MT3"><text:tab/>Ver. </text:span><text:span text:style-name="MT3"><text:modification-date style:data-style-name="N10107">2017-11-01.1238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0"><draw:image xlink:href="Pictures/100000000000079A000001C754529F5E01A39A3C.png" xlink:type="simple" xlink:show="embed" xlink:actuate="onLoad" loext:mime-type="image/png"/></draw:frame></text:p>
      </style:header>
      <style:footer>
        <text:p text:style-name="MP3"><text:span text:style-name="MT4">File: </text:span><text:span text:style-name="MT4"><text:file-name text:display="name-and-extension">_tau4robotix.odt</text:file-name></text:span><text:span text:style-name="MT4"><text:s/>| </text:span>Ver. <text:span text:style-name="MT2"><text:modification-date style:data-style-name="N10107">2017-11-01.1238</text:modification-date></text:span></text:p>
        <text:p text:style-name="MP4"><text:page-number text:select-page="current">0</text:page-number><text:s/>/ <text:page-count>1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 loext:mime-type="image/png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4:33:05.991463251</meta:creation-date>
    <meta:editing-duration>PT3M59S</meta:editing-duration>
    <meta:editing-cycles>8</meta:editing-cycles>
    <meta:generator>LibreOffice/5.4.2.2.0$Linux_X86_64 LibreOffice_project/40m0$Build-2</meta:generator>
    <dc:title>dox4ddg.subdoc</dc:title>
    <meta:initial-creator>Franz Geiger</meta:initial-creator>
    <dc:date>2017-11-01T12:38:16.503017431</dc:date>
    <dc:creator>Franz Geiger</dc:creator>
    <meta:document-statistic meta:table-count="0" meta:image-count="3" meta:object-count="0" meta:page-count="1" meta:paragraph-count="11" meta:word-count="35" meta:character-count="310" meta:non-whitespace-character-count="285"/>
    <meta:user-defined meta:name="DDG">DATEC Datentechnik GmbH</meta:user-defined>
    <meta:user-defined meta:name="DocType">Specification</meta:user-defined>
    <meta:user-defined meta:name="ProjectName">dox4ddg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.subdoc" xlink:href="../../../../../../D.X/Infrastructure/Templates4LO.current/fge.DDG/dox4ddg.subdoc.ott" meta:date="2016-08-07T14:33:05.873809357"/>
  </office:meta>
</office:document-meta>
</file>